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
      <text:p text:style-name="Standard"><text:tab/><text:tab/>void addNode(Vertex* node): adds a Vertex to the set of nodes </text:p>
      <text:p text:style-name="Standard"/>
      <text:p text:style-name="Standard"><text:soft-page-break/><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text:soft-page-break/></text:p>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text:p>
      <text:p text:style-name="P2"/>
      <text:p text:style-name="P2"><text:tab/><text:tab/>void grow(long int n): grows n additional nodes onto the graph using the following algorithm (requires an even value of m):</text:p>
      <text:list xml:id="list11713879311"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text:soft-page-break/>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he convention here is that the first component of position, theta, describes the azimuthal angle, and the second component of position, phi, describes the inclination angle</text:span></text:p>
      <text:p text:style-name="P2"/>
      <text:p text:style-name="P2"><text:tab/>Macros:</text:p>
      <text:p text:style-name="P2"/>
      <text:p text:style-name="P2"><text:tab/><text:tab/>DIM: equal to three, as the SpatialVertices will be specified with a triple of Cartesian coordinates, despite the fact that the radius is fixed</text:p>
      <text:p text:style-name="P2"/>
      <text:p text:style-name="P2"><text:tab/><text:tab/>X(node) or Y(node) or Z(node): retrieves the X-, Y-, or Z-component (stored as the zeroth, first, and second element of the position array, respectively) of a SpatialVertex (behavior undefined for SpatialVertices not in a three-dimensional Cartesian coordinate system)</text:p>
      <text:p text:style-name="P2"><text:soft-page-break/></text:p>
      <text:p text:style-name="P2"><text:tab/><text:tab/>DIST_SQUARED(d): a macro which takes a three-dimensional displacement vector and sums the squares of its components, giving the magnitude squared</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Methods:</text:p>
      <text:p text:style-name="P2"/>
      <text:p text:style-name="P2"><text:tab/><text:tab/>GrowingNetwork3D(long int n, long int m): arranges the first m+1 nodes in a clique on the sphere in an equalized configuration, then grows the remaining n – (m+1) nodes using GrowingNetwork3D::grow(long int n) with n – (m+1) as the parameter n</text:p>
      <text:p text:style-name="P2"/>
      <text:p text:style-name="P2"><text:tab/><text:tab/>grow(long int n): grows n additional nodes onto the graph using the following algorithm:</text:p>
      <text:list xml:id="list2071005597"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placement(SpatialVertex* a, SpatialVertex* b): returns this displacement vector from a to b (position of b minus position of a) ; this is dynamically allocated so it should be deleted after it is used to prevent memory leaks</text:p>
      <text:p text:style-name="P2"/>
      <text:p text:style-name="P2"><text:tab/><text:tab/>double* force(double* disp): calculates the force vector (in terms of theta and phi) as a result of a given displacement; currently falls off as 1/r^2</text:p>
      <text:p text:style-name="P2"/>
      <text:p text:style-name="P2"><text:tab/><text:tab/>SpatialVertex** findMNearestNeighbors(SpatialVertex* start): finds the m spatially nearest neighbors to some starting node</text:p>
      <text:p text:style-name="P2"/>
      <text:p text:style-name="P2"><text:tab/><text:tab/>void equalize(): apply a relaxation algorithm to attempt to approximately equalize the distances between nodes by simulating repulsive forces between them</text:p>
      <text:p text:style-name="P2"/>
      <text:p text:style-name="P2"><text:tab/><text:tab/>double linearDistance(): returns the scalar distance between two points in three-dimensional Cartesian 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10T15:35:09</dc:date>
    <meta:editing-duration>PT4H50M24S</meta:editing-duration>
    <meta:editing-cycles>82</meta:editing-cycles>
    <meta:generator>LibreOffice/3.5$Linux_x86 LibreOffice_project/350m1$Build-2</meta:generator>
    <meta:document-statistic meta:table-count="0" meta:image-count="0" meta:object-count="0" meta:page-count="5" meta:paragraph-count="83" meta:word-count="1801" meta:character-count="11900" meta:non-whitespace-character-count="10038"/>
  </office:meta>
</office:document-meta>
</file>